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L'età comunale in Italia si riferisce a un periodo della storia medievale italiana che inizia circa nell'XI secolo e si estende fino al XIV secolo. Durante questo periodo, molte città italiane acquisirono una maggiore autonomia politica ed economica rispetto al dominio feudale.</text:span></text:p>
      <text:p text:style-name="Text_20_body">Alcune delle caratteristiche principali dell'età comunale in Italia includono:</text:p>
      <text:p text:style-name="Text_20_body"><text:span text:style-name="Strong_20_Emphasis">1. Contesto storico:</text:span> L'età comunale in Italia ebbe inizio nell'XI secolo, un periodo caratterizzato da cambiamenti significativi nella struttura sociale ed economica. Durante questo periodo, molte città italiane cercarono di emanciparsi dal dominio feudale, cercando forme di governo autonomo.</text:p>
      <text:p text:style-name="Text_20_body"><text:span text:style-name="Strong_20_Emphasis">2. Comuni e autonomia:</text:span> I "comuni" erano associazioni di cittadini che cercavano di ottenere l'autonomia politica. Questi comuni spesso stabilivano istituzioni repubblicane o oligarchiche per gestire gli affari cittadini. Alcuni esempi noti includono le repubbliche marinare come Venezia, Genova e Pisa.</text:p>
      <text:p text:style-name="Text_20_body"><text:span text:style-name="Strong_20_Emphasis">3. Economia e commercio:</text:span> Durante l'età comunale, molte città videro una crescita economica dovuta allo sviluppo del commercio e dell'artigianato. Le città divennero importanti centri commerciali e prosperarono grazie alle rotte commerciali che collegavano l'Italia al resto d'Europa e ai paesi del Mediterraneo.</text:p>
      <text:p text:style-name="Text_20_body"><text:span text:style-name="Strong_20_Emphasis">4. Società e classi sociali:</text:span> La società dell'età comunale era caratterizzata da una crescente classe mercantile e borghese che guadagnava potere e influenza. Tuttavia, vi erano ancora divisioni sociali, con una classe aristocratica che manteneva una certa influenza politica.</text:p>
      <text:p text:style-name="Text_20_body"><text:span text:style-name="Strong_20_Emphasis">5. Conflitti tra città-stato:</text:span> L'età comunale vide numerosi conflitti tra le città-stato italiane. Le rivalità tra città per il controllo delle risorse, dei territori e delle rotte commerciali portarono a guerre complesse e alleanze mutevoli.</text:p>
      <text:p text:style-name="Text_20_body"><text:span text:style-name="Strong_20_Emphasis">6. Cultura e rinascita urbana:</text:span> Le città divennero fiorite centri culturali durante l'età comunale. La crescita economica favorì lo sviluppo delle arti, dell'architettura e della letteratura. Alcuni degli esempi più noti includono il periodo del "Rinascimento del XII secolo".</text:p>
      <text:p text:style-name="Text_20_body"><text:span text:style-name="Strong_20_Emphasis">7. Architettura e monumenti:</text:span> Durante l'età comunale, molte città videro la costruzione di monumenti architettonici distintivi. Le torri medievali, i palazzi comunali e le cattedrali furono edifici significativi di questo periodo.</text:p>
      <text:p text:style-name="Text_20_body"><text:span text:style-name="Strong_20_Emphasis">8. Declino e trasformazioni successive:</text:span> Verso la fine del XIV secolo, l'età comunale iniziò a declinare. Fattori come la peste nera, i conflitti interni e le pressioni esterne portarono al declino delle città-stato italiane. Questo periodo vide anche l'inizio della transizione verso nuove forme di governo, come il signoraggio e la signori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0T22:36:36.488777173</meta:creation-date>
    <dc:date>2023-12-30T22:46:11.558903457</dc:date>
    <meta:editing-duration>PT9M33S</meta:editing-duration>
    <meta:editing-cycles>3</meta:editing-cycles>
    <meta:generator>LibreOffice/7.6.4.1$Linux_X86_64 LibreOffice_project/60$Build-1</meta:generator>
    <meta:document-statistic meta:table-count="0" meta:image-count="0" meta:object-count="0" meta:page-count="1" meta:paragraph-count="10" meta:word-count="370" meta:character-count="2624" meta:non-whitespace-character-count="2264"/>
  </office:meta>
</office:document-meta>
</file>